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style:font-face style:name="var ifm-font-family-monospace" svg:font-family="'var ifm-font-family-monospace'"/>
  </office:font-face-decls>
  <office:automatic-styles>
    <style:style style:name="P1"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Roboto" fo:letter-spacing="normal" fo:font-style="normal" fo:font-weight="normal" officeooo:paragraph-rsid="003f74d3"/>
    </style:style>
    <style:style style:name="P2"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3eec35" style:font-size-asian="12pt" style:font-size-complex="12pt"/>
    </style:style>
    <style:style style:name="P3" style:family="paragraph" style:parent-style-name="Standard">
      <style:text-properties fo:font-variant="normal" fo:text-transform="none" fo:color="#1c1e21" loext:opacity="100%" style:font-name="system-ui" fo:font-size="12.75pt" fo:letter-spacing="normal" fo:font-style="normal" fo:font-weight="normal" officeooo:rsid="0031630d" officeooo:paragraph-rsid="00546201"/>
    </style:style>
    <style:style style:name="P4" style:family="paragraph" style:parent-style-name="Standard">
      <style:text-properties fo:font-variant="normal" fo:text-transform="none" fo:color="#1c1e21" loext:opacity="100%" style:font-name="Times New Roman" fo:font-size="12pt" fo:letter-spacing="normal" fo:font-style="normal" fo:font-weight="normal" officeooo:rsid="003234c6" officeooo:paragraph-rsid="0025f1c9" style:font-size-asian="12pt" style:font-size-complex="12pt"/>
    </style:style>
    <style:style style:name="P5"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style:font-size-asian="12pt" style:font-size-complex="12pt"/>
    </style:style>
    <style:style style:name="P6" style:family="paragraph" style:parent-style-name="Standard">
      <style:text-properties fo:font-variant="normal" fo:text-transform="none" fo:color="#1c1e21" loext:opacity="100%" style:font-name="Times New Roman" fo:font-size="12pt" fo:letter-spacing="normal" fo:font-style="normal" fo:font-weight="normal" officeooo:rsid="0030d491" officeooo:paragraph-rsid="0030d491" style:font-size-asian="12pt" style:font-size-complex="12pt"/>
    </style:style>
    <style:style style:name="P7"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31630d" style:font-size-asian="12pt" style:font-size-complex="12pt"/>
    </style:style>
    <style:style style:name="P8"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02766" style:font-size-asian="12pt" style:font-size-complex="12pt"/>
    </style:style>
    <style:style style:name="P9"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14f88" style:font-size-asian="12pt" style:font-size-complex="12pt"/>
    </style:style>
    <style:style style:name="P10"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2f19a" style:font-size-asian="12pt" style:font-size-complex="12pt"/>
    </style:style>
    <style:style style:name="P11"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0a10" style:font-size-asian="12pt" style:font-size-complex="12pt"/>
    </style:style>
    <style:style style:name="P12"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7c8a" style:font-size-asian="12pt" style:font-size-complex="12pt"/>
    </style:style>
    <style:style style:name="P13"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46201" style:font-size-asian="12pt" style:font-size-complex="12pt"/>
    </style:style>
    <style:style style:name="P14" style:family="paragraph" style:parent-style-name="Standard">
      <style:text-properties fo:font-variant="normal" fo:text-transform="none" fo:color="#1c1e21" loext:opacity="100%" style:font-name="Times New Roman" fo:font-size="12pt" fo:letter-spacing="normal" fo:font-style="normal" fo:font-weight="normal" officeooo:rsid="00359082" officeooo:paragraph-rsid="00359082" style:font-size-asian="12pt" style:font-size-complex="12pt"/>
    </style:style>
    <style:style style:name="P15" style:family="paragraph" style:parent-style-name="Standard">
      <style:paragraph-properties fo:margin-left="0cm" fo:margin-right="0cm" fo:text-indent="0cm" style:auto-text-indent="false"/>
      <style:text-properties style:font-name="Times New Roman" fo:font-size="12pt" officeooo:rsid="0044d786" officeooo:paragraph-rsid="0044d786" style:font-size-asian="12pt" style:font-size-complex="12pt"/>
    </style:style>
    <style:style style:name="P16" style:family="paragraph" style:parent-style-name="Standard">
      <style:paragraph-properties fo:margin-left="0cm" fo:margin-right="0cm" fo:text-indent="0cm" style:auto-text-indent="false"/>
      <style:text-properties style:font-name="Times New Roman" fo:font-size="12pt" officeooo:paragraph-rsid="00214081" style:font-size-asian="12pt" style:font-size-complex="12pt"/>
    </style:style>
    <style:style style:name="P17" style:family="paragraph" style:parent-style-name="Standard">
      <style:text-properties style:font-name="Times New Roman" fo:font-size="12pt" officeooo:rsid="0045bc92" officeooo:paragraph-rsid="0045bc92" style:font-size-asian="12pt" style:font-size-complex="12pt"/>
    </style:style>
    <style:style style:name="P18" style:family="paragraph" style:parent-style-name="Standard">
      <style:text-properties style:font-name="Times New Roman" fo:font-size="12pt" officeooo:rsid="0045bc92" officeooo:paragraph-rsid="0046f237" style:font-size-asian="12pt" style:font-size-complex="12pt"/>
    </style:style>
    <style:style style:name="P19" style:family="paragraph" style:parent-style-name="Standard">
      <style:text-properties style:font-name="Times New Roman" fo:font-size="12pt" officeooo:rsid="0045bc92" officeooo:paragraph-rsid="00484f6f" style:font-size-asian="12pt" style:font-size-complex="12pt"/>
    </style:style>
    <style:style style:name="P20" style:family="paragraph" style:parent-style-name="Standard">
      <style:text-properties style:font-name="Times New Roman" fo:font-size="12pt" officeooo:rsid="0045bc92" officeooo:paragraph-rsid="0048d2a8" style:font-size-asian="12pt" style:font-size-complex="12pt"/>
    </style:style>
    <style:style style:name="P21" style:family="paragraph" style:parent-style-name="Standard">
      <style:text-properties style:font-name="Times New Roman" fo:font-size="12pt" officeooo:rsid="0045bc92" officeooo:paragraph-rsid="004b38cf" style:font-size-asian="12pt" style:font-size-complex="12pt"/>
    </style:style>
    <style:style style:name="P22" style:family="paragraph" style:parent-style-name="Standard">
      <style:text-properties style:font-name="Times New Roman" fo:font-size="12pt" officeooo:rsid="0045bc92" officeooo:paragraph-rsid="00502766" style:font-size-asian="12pt" style:font-size-complex="12pt"/>
    </style:style>
    <style:style style:name="P23" style:family="paragraph" style:parent-style-name="Standard">
      <style:text-properties style:font-name="Times New Roman" fo:font-size="12pt" officeooo:paragraph-rsid="0022d309" style:font-size-asian="12pt" style:font-size-complex="12pt"/>
    </style:style>
    <style:style style:name="P24" style:family="paragraph" style:parent-style-name="Standard">
      <style:text-properties style:font-name="Times New Roman" fo:font-size="12pt" officeooo:paragraph-rsid="0024214f" style:font-size-asian="12pt" style:font-size-complex="12pt"/>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rsid="002fb2f7" officeooo:paragraph-rsid="0025f1c9" style:font-size-asian="12pt" style:font-size-complex="12pt"/>
    </style:style>
    <style:style style:name="P27" style:family="paragraph" style:parent-style-name="Standard">
      <style:text-properties style:font-name="Times New Roman" fo:font-size="12pt" officeooo:paragraph-rsid="0025f1c9" style:font-size-asian="12pt" style:font-size-complex="12pt"/>
    </style:style>
    <style:style style:name="P28" style:family="paragraph" style:parent-style-name="Standard">
      <style:text-properties style:font-name="Times New Roman" fo:font-size="12pt" officeooo:rsid="0049b213" officeooo:paragraph-rsid="0049b213" style:font-size-asian="12pt" style:font-size-complex="12pt"/>
    </style:style>
    <style:style style:name="P29" style:family="paragraph" style:parent-style-name="Standard">
      <style:text-properties style:font-name="Times New Roman" fo:font-size="12pt" officeooo:paragraph-rsid="00366daf" style:font-size-asian="12pt" style:font-size-complex="12pt"/>
    </style:style>
    <style:style style:name="P30" style:family="paragraph" style:parent-style-name="Text_20_body">
      <style:paragraph-properties fo:margin-left="0cm" fo:margin-right="0cm" fo:orphans="2" fo:widows="2" fo:text-indent="0cm" style:auto-text-indent="false" fo:padding="0cm" fo:border="none"/>
      <style:text-properties style:font-name="Times New Roman" fo:font-size="12pt" officeooo:paragraph-rsid="0022d309" style:font-size-asian="12pt" style:font-size-complex="12pt"/>
    </style:style>
    <style:style style:name="P31" style:family="paragraph" style:parent-style-name="Standard">
      <style:paragraph-properties fo:margin-left="0cm" fo:margin-right="0cm" fo:text-indent="0cm" style:auto-text-indent="false"/>
      <style:text-properties style:font-name="Times New Roman" fo:font-size="12pt" officeooo:paragraph-rsid="001fcd6d" fo:background-color="#ff0000" style:font-size-asian="12pt" style:font-size-complex="12pt"/>
    </style:style>
    <style:style style:name="P32" style:family="paragraph" style:parent-style-name="Standard">
      <style:text-properties style:font-name="Times New Roman" fo:font-size="12pt" fo:font-weight="bold" officeooo:paragraph-rsid="0022d309" style:font-size-asian="12pt" style:font-weight-asian="bold" style:font-size-complex="12pt" style:font-weight-complex="bold"/>
    </style:style>
    <style:style style:name="P33" style:family="paragraph" style:parent-style-name="Standard">
      <style:text-properties style:font-name="Times New Roman" fo:font-size="12pt" fo:font-weight="bold" officeooo:paragraph-rsid="0024214f" style:font-size-asian="12pt" style:font-weight-asian="bold" style:font-size-complex="12pt" style:font-weight-complex="bold"/>
    </style:style>
    <style:style style:name="P34" style:family="paragraph" style:parent-style-name="Standard">
      <style:text-properties officeooo:paragraph-rsid="003d4a8b"/>
    </style:style>
    <style:style style:name="P35" style:family="paragraph" style:parent-style-name="Standard">
      <style:paragraph-properties fo:margin-left="0cm" fo:margin-right="0cm" fo:text-indent="0cm" style:auto-text-indent="false"/>
      <style:text-properties fo:color="#000000" loext:opacity="100%" style:font-name="Times New Roman" fo:font-size="12pt" officeooo:rsid="0044d786" officeooo:paragraph-rsid="0044d786" fo:background-color="#ffffff" style:font-size-asian="12pt" style:font-size-complex="12pt"/>
    </style:style>
    <style:style style:name="P36" style:family="paragraph" style:parent-style-name="Standard">
      <style:text-properties officeooo:paragraph-rsid="0046f237"/>
    </style:style>
    <style:style style:name="P37" style:family="paragraph" style:parent-style-name="Text_20_body">
      <style:paragraph-properties fo:margin-left="0cm" fo:margin-right="0cm" fo:orphans="2" fo:widows="2" fo:text-indent="0cm" style:auto-text-indent="false" fo:padding="0cm" fo:border="none"/>
      <style:text-properties officeooo:paragraph-rsid="004026de"/>
    </style:style>
    <style:style style:name="P38" style:family="paragraph" style:parent-style-name="Text_20_body">
      <style:paragraph-properties fo:margin-left="0cm" fo:margin-right="0cm" fo:orphans="2" fo:widows="2" fo:text-indent="0cm" style:auto-text-indent="false" fo:padding="0cm" fo:border="none"/>
      <style:text-properties officeooo:paragraph-rsid="00416f3f"/>
    </style:style>
    <style:style style:name="P39"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bold" officeooo:paragraph-rsid="003f74d3" style:font-size-asian="12pt" style:font-size-complex="12pt"/>
    </style:style>
    <style:style style:name="P40" style:family="paragraph" style:parent-style-name="Heading_20_2">
      <style:paragraph-properties fo:margin-left="0cm" fo:margin-right="0cm"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41" style:family="paragraph" style:parent-style-name="Quotations" style:list-style-name="L4">
      <style:paragraph-properties fo:margin-left="1cm" fo:margin-right="1cm" fo:margin-top="0cm" fo:margin-bottom="0cm" style:contextual-spacing="false" fo:line-height="160%" fo:orphans="2" fo:widows="2" fo:text-indent="0cm" style:auto-text-indent="false" fo:padding="0cm" fo:border="none"/>
      <style:text-properties fo:color="#666666" loext:opacity="100%" style:font-name="inherit" fo:font-size="12pt" fo:letter-spacing="normal" fo:font-style="italic" fo:font-weight="normal" officeooo:paragraph-rsid="00416f3f"/>
    </style:style>
    <style:style style:name="P42"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officeooo:paragraph-rsid="003f74d3"/>
    </style:style>
    <style:style style:name="P43" style:family="paragraph" style:parent-style-name="Quotations" style:list-style-name="L4">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44"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eec35" style:font-size-asian="12pt" style:font-style-asian="normal" style:font-size-complex="12pt" style:font-style-complex="normal"/>
    </style:style>
    <style:style style:name="P45"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f74d3" style:font-size-asian="12pt" style:font-style-asian="normal" style:font-size-complex="12pt" style:font-style-complex="normal"/>
    </style:style>
    <style:style style:name="P46" style:family="paragraph" style:parent-style-name="Standard" style:list-style-name="L1">
      <style:paragraph-properties fo:margin-left="0cm" fo:margin-right="0cm" fo:line-height="160%" fo:orphans="2" fo:widows="2" fo:text-indent="0cm" style:auto-text-indent="false" fo:padding="0cm" fo:border="none"/>
      <style:text-properties style:font-name="Times New Roman" fo:font-size="12pt" officeooo:paragraph-rsid="0044ec47" style:font-size-asian="12pt" style:font-size-complex="12pt"/>
    </style:style>
    <style:style style:name="P47" style:family="paragraph" style:parent-style-name="Standard">
      <style:text-properties style:font-name="Times New Roman" fo:font-size="12pt" officeooo:paragraph-rsid="00366daf" style:font-size-asian="12pt" style:font-size-complex="12pt"/>
    </style:style>
    <style:style style:name="P48" style:family="paragraph" style:parent-style-name="Standard">
      <style:text-properties style:font-name="Times New Roman" fo:font-size="12pt" officeooo:rsid="005d6a5c" officeooo:paragraph-rsid="006529ba" fo:background-color="#ffff00" style:font-size-asian="12pt" style:font-size-complex="12pt"/>
    </style:style>
    <style:style style:name="P49" style:family="paragraph" style:parent-style-name="Standard" style:list-style-name="L1">
      <style:paragraph-properties fo:margin-left="0cm" fo:margin-right="0cm" fo:line-height="160%"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44ec47" style:font-size-asian="12pt" style:font-size-complex="12pt"/>
    </style:style>
    <style:style style:name="P50" style:family="paragraph" style:parent-style-name="Standard">
      <style:text-properties fo:font-variant="normal" fo:text-transform="none" fo:color="#222222" loext:opacity="100%" style:font-name="Times New Roman" fo:font-size="12pt" fo:letter-spacing="normal" fo:font-style="normal" fo:font-weight="normal" officeooo:paragraph-rsid="0022d309" style:font-size-asian="12pt" style:font-size-complex="12pt"/>
    </style:style>
    <style:style style:name="P51" style:family="paragraph" style:parent-style-name="Standard">
      <style:text-properties fo:font-variant="normal" fo:text-transform="none" fo:color="#222222" loext:opacity="100%" style:font-name="Times New Roman" fo:font-size="12pt" fo:letter-spacing="normal" fo:font-style="normal" fo:font-weight="normal" officeooo:paragraph-rsid="0024214f" style:font-size-asian="12pt" style:font-size-complex="12pt"/>
    </style:style>
    <style:style style:name="P52" style:family="paragraph" style:parent-style-name="Standard">
      <style:text-properties fo:font-variant="normal" fo:text-transform="none" fo:color="#222222" loext:opacity="100%" style:font-name="Times New Roman" fo:font-size="12pt" fo:letter-spacing="normal" fo:font-style="normal" fo:font-weight="normal" officeooo:rsid="002fb2f7" officeooo:paragraph-rsid="0025f1c9" style:font-size-asian="12pt" style:font-size-complex="12pt"/>
    </style:style>
    <style:style style:name="P53"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fo:background-color="#ffff00" style:font-size-asian="12pt" style:font-size-complex="12pt"/>
    </style:style>
    <style:style style:name="P54" style:family="paragraph" style:parent-style-name="Standard">
      <style:text-properties fo:font-variant="normal" fo:text-transform="none" fo:color="#1c1e21" loext:opacity="100%" style:font-name="Times New Roman" fo:font-size="12pt" fo:letter-spacing="normal" fo:font-style="normal" fo:font-weight="normal" officeooo:paragraph-rsid="00546201" style:font-size-asian="12pt" style:font-size-complex="12pt"/>
    </style:style>
    <style:style style:name="P55" style:family="paragraph" style:parent-style-name="Standard">
      <style:text-properties fo:font-variant="normal" fo:text-transform="none" fo:color="#1c1e21" loext:opacity="100%" style:font-name="system-ui" fo:letter-spacing="normal" fo:font-style="normal" fo:font-weight="normal" officeooo:paragraph-rsid="00546201"/>
    </style:style>
    <style:style style:name="P56" style:family="paragraph" style:parent-style-name="Text_20_body">
      <style:text-properties fo:font-variant="normal" fo:text-transform="none" fo:color="#1c1e21" loext:opacity="100%" style:font-name="Times New Roman" fo:font-size="12pt" fo:letter-spacing="normal" fo:font-style="normal" fo:font-weight="normal" officeooo:paragraph-rsid="005926dc" style:font-size-asian="12pt" style:font-size-complex="12pt"/>
    </style:style>
    <style:style style:name="T1"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222222" loext:opacity="1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22222" loext:opacity="100%" style:font-name="Times New Roman" fo:font-size="12pt" fo:letter-spacing="normal" fo:font-style="normal" fo:font-weight="bold" style:font-size-asian="12pt" style:font-size-complex="12pt"/>
    </style:style>
    <style:style style:name="T4" style:family="text">
      <style:text-properties fo:font-variant="normal" fo:text-transform="none" fo:color="#222222" loext:opacity="100%"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222222" loext:opacity="100%" style:font-name="Times New Roman" fo:font-size="12pt" fo:font-style="italic" style:font-size-asian="12pt" style:font-size-complex="12pt"/>
    </style:style>
    <style:style style:name="T6" style:family="text">
      <style:text-properties fo:font-variant="normal" fo:text-transform="none" fo:color="#222222" loext:opacity="100%" style:font-name="Times New Roman" fo:font-size="12pt" fo:font-style="italic" officeooo:rsid="005c4a37" style:font-size-asian="12pt" style:font-size-complex="12pt"/>
    </style:style>
    <style:style style:name="T7" style:family="text">
      <style:text-properties fo:font-variant="normal" fo:text-transform="none" fo:color="#222222" loext:opacity="100%" style:font-name="Times New Roman" fo:font-size="12pt" fo:font-style="italic" style:font-size-asian="12pt" style:font-style-asian="italic" style:font-size-complex="12pt" style:font-style-complex="italic"/>
    </style:style>
    <style:style style:name="T8" style:family="text">
      <style:text-properties fo:font-variant="normal" fo:text-transform="none" fo:color="#222222" loext:opacity="100%" style:font-name="Times New Roman" fo:font-size="12pt" fo:font-style="italic" officeooo:rsid="005c4a37" style:font-size-asian="12pt" style:font-style-asian="italic" style:font-size-complex="12pt" style:font-style-complex="italic"/>
    </style:style>
    <style:style style:name="T9" style:family="text">
      <style:text-properties fo:font-variant="normal" fo:text-transform="none" fo:color="#222222" loext:opacity="100%" style:font-name="Times New Roman" fo:font-size="12pt" fo:font-style="italic" fo:font-weight="bold" style:font-size-asian="12pt" style:font-style-asian="italic" style:font-size-complex="12pt" style:font-style-complex="italic"/>
    </style:style>
    <style:style style:name="T10" style:family="text">
      <style:text-properties fo:font-variant="normal" fo:text-transform="none" fo:color="#222222" loext:opacity="100%" style:font-name="Times New Roman" fo:font-size="12pt" fo:font-weight="bold" style:font-size-asian="12pt" style:font-size-complex="12pt"/>
    </style:style>
    <style:style style:name="T11" style:family="text">
      <style:text-properties fo:font-variant="normal" fo:text-transform="none" fo:color="#222222" loext:opacity="100%" style:font-name="Times New Roman" fo:font-size="12pt" style:font-size-asian="12pt" style:font-size-complex="12pt"/>
    </style:style>
    <style:style style:name="T12" style:family="text">
      <style:text-properties fo:font-variant="normal" fo:text-transform="none" fo:color="#222222" loext:opacity="100%" style:font-name="Times New Roman" fo:font-size="12pt" officeooo:rsid="005c4a37" style:font-size-asian="12pt" style:font-size-complex="12pt"/>
    </style:style>
    <style:style style:name="T13" style:family="text">
      <style:text-properties fo:font-variant="normal" fo:text-transform="none" fo:color="#222222" loext:opacity="100%" style:font-name="Times New Roman" fo:font-size="12pt" fo:font-style="normal" style:font-size-asian="12pt" style:font-style-asian="normal" style:font-size-complex="12pt" style:font-style-complex="normal"/>
    </style:style>
    <style:style style:name="T14" style:family="text">
      <style:text-properties fo:font-variant="normal" fo:text-transform="none" fo:color="#222222" loext:opacity="100%" style:font-name="Times New Roman" fo:font-size="12pt" fo:font-style="normal" officeooo:rsid="005c4a37" style:font-size-asian="12pt" style:font-style-asian="normal" style:font-size-complex="12pt" style:font-style-complex="normal"/>
    </style:style>
    <style:style style:name="T15" style:family="text">
      <style:text-properties fo:font-variant="normal" fo:text-transform="none" fo:color="#222222" loext:opacity="100%" style:font-name="Times New Roman" fo:font-size="12pt" fo:font-style="normal" fo:font-weight="bold" style:font-size-asian="12pt" style:font-style-asian="normal" style:font-size-complex="12pt" style:font-style-complex="normal"/>
    </style:style>
    <style:style style:name="T16" style:family="text">
      <style:text-properties fo:font-variant="normal" fo:text-transform="none" fo:color="#222222" loext:opacity="100%" style:font-name="Times New Roman"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222222" loext:opacity="100%" style:font-name="Times New Roman" fo:font-size="12pt" fo:font-style="normal" fo:font-weight="bold" officeooo:rsid="005c4a37" style:font-size-asian="12pt" style:font-style-asian="normal" style:font-weight-asian="bold" style:font-size-complex="12pt" style:font-style-complex="normal" style:font-weight-complex="bold"/>
    </style:style>
    <style:style style:name="T18" style:family="text">
      <style:text-properties fo:font-variant="normal" fo:text-transform="none" fo:color="#222222"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loext:opacity="100%" style:font-name="Times New Roman" fo:font-size="12pt" fo:font-style="normal" fo:font-weight="normal" officeooo:rsid="005c4a37" style:font-size-asian="12pt" style:font-style-asian="normal" style:font-weight-asian="normal" style:font-size-complex="12pt" style:font-style-complex="normal" style:font-weight-complex="normal"/>
    </style:style>
    <style:style style:name="T20" style:family="text">
      <style:text-properties fo:font-variant="normal" fo:text-transform="none" fo:color="#222222" loext:opacity="100%" fo:letter-spacing="normal" fo:font-style="normal" fo:font-weight="normal"/>
    </style:style>
    <style:style style:name="T21" style:family="text">
      <style:text-properties fo:font-variant="normal" fo:text-transform="none" fo:color="#222222" loext:opacity="100%" fo:letter-spacing="normal" fo:font-style="normal" fo:font-weight="normal" officeooo:rsid="0044d786"/>
    </style:style>
    <style:style style:name="T22" style:family="text">
      <style:text-properties fo:font-variant="normal" fo:text-transform="none" fo:color="#222222" loext:opacity="100%" fo:letter-spacing="normal" fo:font-style="normal" fo:font-weight="normal" officeooo:rsid="0045e0d3"/>
    </style:style>
    <style:style style:name="T23" style:family="text">
      <style:text-properties fo:font-variant="normal" fo:text-transform="none" fo:color="#222222" loext:opacity="100%" fo:letter-spacing="normal" fo:font-style="normal" fo:font-weight="normal" officeooo:rsid="0046f237"/>
    </style:style>
    <style:style style:name="T24" style:family="text">
      <style:text-properties fo:font-variant="normal" fo:text-transform="none" fo:color="#222222" loext:opacity="100%" fo:letter-spacing="normal" fo:font-style="normal" fo:font-weight="normal" officeooo:rsid="003234c6"/>
    </style:style>
    <style:style style:name="T25" style:family="text">
      <style:text-properties fo:font-variant="normal" fo:text-transform="none" fo:color="#222222" loext:opacity="100%" fo:letter-spacing="normal" fo:font-style="normal" fo:font-weight="normal" officeooo:rsid="00484f6f"/>
    </style:style>
    <style:style style:name="T26" style:family="text">
      <style:text-properties fo:font-variant="normal" fo:text-transform="none" fo:color="#1c1e21" loext:opacity="100%" style:font-name="Times New Roman" fo:font-size="12pt" fo:letter-spacing="normal" fo:font-style="normal" fo:font-weight="normal" style:font-size-asian="12pt" style:font-size-complex="12pt"/>
    </style:style>
    <style:style style:name="T27" style:family="text">
      <style:text-properties fo:font-variant="normal" fo:text-transform="none" fo:color="#1c1e21" loext:opacity="100%" style:font-name="Times New Roman" fo:font-size="12pt" fo:letter-spacing="normal" fo:font-style="normal" fo:font-weight="normal"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28" style:family="text">
      <style:text-properties fo:font-variant="normal" fo:text-transform="none" fo:color="#1c1e21" loext:opacity="100%" style:font-name="Times New Roman" fo:font-size="12pt" fo:letter-spacing="normal" fo:font-style="normal" fo:font-weight="normal" officeooo:rsid="0046f237"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29" style:family="text">
      <style:text-properties fo:font-variant="normal" fo:text-transform="none" fo:color="#1c1e21" loext:opacity="100%" fo:letter-spacing="normal" fo:font-style="normal" fo:font-weight="normal" officeooo:rsid="0033197d"/>
    </style:style>
    <style:style style:name="T30" style:family="text">
      <style:text-properties fo:font-variant="normal" fo:text-transform="none" fo:color="#1c1e21" loext:opacity="100%" fo:letter-spacing="normal" fo:font-style="normal" fo:font-weight="normal" officeooo:rsid="002a2dd6"/>
    </style:style>
    <style:style style:name="T31" style:family="text">
      <style:text-properties fo:font-variant="normal" fo:text-transform="none" fo:color="#1c1e21" loext:opacity="100%" fo:letter-spacing="normal" fo:font-style="normal" fo:font-weight="normal" officeooo:rsid="00366daf"/>
    </style:style>
    <style:style style:name="T32" style:family="text">
      <style:text-properties fo:font-variant="normal" fo:text-transform="none" style:font-name="Times New Roman"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Times New Roman" fo:font-size="12pt" fo:font-style="normal" fo:font-weight="normal" officeooo:rsid="005c4a37"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Times New Roman" fo:font-size="12pt" fo:font-style="normal" fo:font-weight="normal" officeooo:rsid="005c4a37" style:font-size-asian="12pt" style:font-style-asian="normal" style:font-weight-asian="normal" style:font-size-complex="12pt" style:font-style-complex="normal" style:font-weight-complex="normal"/>
    </style:style>
    <style:style style:name="T36" style:family="text">
      <style:text-properties fo:color="#222222" loext:opacity="100%" officeooo:rsid="003234c6"/>
    </style:style>
    <style:style style:name="T37" style:family="text">
      <style:text-properties fo:color="#222222" loext:opacity="100%" officeooo:rsid="004b38cf"/>
    </style:style>
    <style:style style:name="T38" style:family="text">
      <style:text-properties fo:color="#222222" loext:opacity="100%" officeooo:rsid="00502766"/>
    </style:style>
    <style:style style:name="T39" style:family="text">
      <style:text-properties fo:color="#222222" loext:opacity="100%" officeooo:rsid="00514f88"/>
    </style:style>
    <style:style style:name="T40" style:family="text">
      <style:text-properties fo:color="#222222" loext:opacity="100%" officeooo:rsid="0052f19a"/>
    </style:style>
    <style:style style:name="T41" style:family="text">
      <style:text-properties fo:color="#222222" loext:opacity="100%" officeooo:rsid="00530a10"/>
    </style:style>
    <style:style style:name="T42" style:family="text">
      <style:text-properties fo:color="#222222" loext:opacity="100%" officeooo:rsid="00537c8a"/>
    </style:style>
    <style:style style:name="T43" style:family="text">
      <style:text-properties fo:color="#222222" loext:opacity="100%" officeooo:rsid="00546201"/>
    </style:style>
    <style:style style:name="T44" style:family="text">
      <style:text-properties officeooo:rsid="002c754d"/>
    </style:style>
    <style:style style:name="T45" style:family="text">
      <style:text-properties fo:language="en" fo:country="US"/>
    </style:style>
    <style:style style:name="T46" style:family="text">
      <style:text-properties fo:language="en" fo:country="US" officeooo:rsid="002c754d"/>
    </style:style>
    <style:style style:name="T47" style:family="text">
      <style:text-properties fo:language="en" fo:country="US" officeooo:rsid="0061e675"/>
    </style:style>
    <style:style style:name="T48" style:family="text">
      <style:text-properties fo:language="ru" fo:country="RU"/>
    </style:style>
    <style:style style:name="T49" style:family="text">
      <style:text-properties fo:language="ru" fo:country="RU" officeooo:rsid="002c754d"/>
    </style:style>
    <style:style style:name="T50" style:family="text">
      <style:text-properties fo:language="ru" fo:country="RU" officeooo:rsid="0061e675"/>
    </style:style>
    <style:style style:name="T51" style:family="text">
      <style:text-properties officeooo:rsid="0033b9cd"/>
    </style:style>
    <style:style style:name="T52" style:family="text">
      <style:text-properties officeooo:rsid="00366daf"/>
    </style:style>
    <style:style style:name="T53" style:family="text">
      <style:text-properties fo:color="#000000" loext:opacity="100%" style:font-name="Times New Roman"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loext:opacity="100%" style:font-name="Times New Roman" fo:font-size="12pt" fo:letter-spacing="normal" style:font-size-asian="12pt" style:font-size-complex="12pt"/>
    </style:style>
    <style:style style:name="T55" style:family="text">
      <style:text-properties fo:color="#000000" loext:opacity="100%" style:font-name="Times New Roman" fo:font-size="12pt" fo:letter-spacing="normal" fo:font-style="italic" fo:font-weight="normal" style:font-size-asian="12pt" style:font-size-complex="12pt"/>
    </style:style>
    <style:style style:name="T56" style:family="text">
      <style:text-properties fo:color="#000000" loext:opacity="100%" style:font-name="Times New Roman" fo:font-size="12pt" fo:letter-spacing="normal" fo:font-style="italic" fo:font-weight="bold" style:font-size-asian="12pt" style:font-size-complex="12pt"/>
    </style:style>
    <style:style style:name="T57" style:family="text">
      <style:text-properties fo:color="#6f6f6f" loext:opacity="100%" style:font-name="Times New Roman" fo:font-size="12pt" fo:letter-spacing="normal" fo:font-style="italic" fo:font-weight="normal" style:font-size-asian="12pt" style:font-size-complex="12pt"/>
    </style:style>
    <style:style style:name="T58" style:family="text">
      <style:text-properties fo:color="#6f6f6f" loext:opacity="100%" style:font-name="Times New Roman" fo:font-size="12pt" fo:letter-spacing="normal" fo:font-style="italic" fo:font-weight="bold" style:font-size-asian="12pt" style:font-size-complex="12pt"/>
    </style:style>
    <style:style style:name="T59" style:family="text">
      <style:text-properties fo:color="#6f6f6f" loext:opacity="100%" style:font-name="Times New Roman" fo:font-size="12pt" fo:letter-spacing="normal" style:font-size-asian="12pt" style:font-size-complex="12pt"/>
    </style:style>
    <style:style style:name="T60" style:family="text">
      <style:text-properties officeooo:rsid="0044704b"/>
    </style:style>
    <style:style style:name="T61" style:family="text">
      <style:text-properties officeooo:rsid="0045bc92"/>
    </style:style>
    <style:style style:name="T62" style:family="text">
      <style:text-properties officeooo:rsid="0048d2a8"/>
    </style:style>
    <style:style style:name="T63" style:family="text">
      <style:text-properties style:font-name="Times New Roman" fo:font-size="12pt" fo:font-weight="bold" officeooo:rsid="002fcfe1" style:font-size-asian="12pt" style:font-weight-asian="bold" style:font-size-complex="12pt" style:font-weight-complex="bold"/>
    </style:style>
    <style:style style:name="T64" style:family="text">
      <style:text-properties style:font-name="Times New Roman" fo:font-size="12pt" fo:font-weight="bold" style:font-size-asian="12pt" style:font-size-complex="12pt"/>
    </style:style>
    <style:style style:name="T65" style:family="text">
      <style:text-properties style:font-name="Times New Roman" fo:font-size="12pt" fo:font-weight="normal" style:font-size-asian="12pt" style:font-size-complex="12pt"/>
    </style:style>
    <style:style style:name="T66" style:family="text">
      <style:text-properties style:font-name="Times New Roman" fo:font-size="12pt" fo:font-weight="normal" officeooo:rsid="003234c6" style:font-size-asian="12pt" style:font-size-complex="12pt"/>
    </style:style>
    <style:style style:name="T67" style:family="text">
      <style:text-properties style:font-name="Times New Roman" fo:font-size="12pt" fo:font-weight="normal" officeooo:rsid="00502766" style:font-size-asian="12pt" style:font-size-complex="12pt"/>
    </style:style>
    <style:style style:name="T68" style:family="text">
      <style:text-properties style:font-name="Times New Roman" fo:font-size="12pt" fo:font-weight="normal" officeooo:rsid="00546201" style:font-size-asian="12pt" style:font-size-complex="12pt"/>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2pt" style:font-size-asian="12pt" style:font-size-complex="12pt"/>
    </style:style>
    <style:style style:name="T71" style:family="text">
      <style:text-properties style:font-name="Times New Roman" fo:font-size="12pt" officeooo:rsid="002fb2f7" style:font-size-asian="12pt" style:font-size-complex="12pt"/>
    </style:style>
    <style:style style:name="T72" style:family="text">
      <style:text-properties style:font-name="Times New Roman" fo:font-size="12pt" officeooo:rsid="003eec35" style:font-size-asian="12pt" style:font-size-complex="12pt"/>
    </style:style>
    <style:style style:name="T73" style:family="text">
      <style:text-properties style:font-name="Times New Roman" fo:font-size="12pt" style:font-size-asian="12pt" style:font-weight-asian="normal" style:font-size-complex="12pt" style:font-weight-complex="normal"/>
    </style:style>
    <style:style style:name="T74" style:family="text">
      <style:text-properties style:font-name="Times New Roman" fo:font-size="12pt" fo:letter-spacing="normal" style:font-size-asian="12pt" style:font-size-complex="12pt"/>
    </style:style>
    <style:style style:name="T75" style:family="text">
      <style:text-properties style:font-name="Times New Roman" fo:font-size="12pt" fo:letter-spacing="normal" fo:font-style="italic" fo:font-weight="normal" style:font-size-asian="12pt" style:font-size-complex="12pt"/>
    </style:style>
    <style:style style:name="T76" style:family="text">
      <style:text-properties style:font-name="Times New Roman" fo:font-size="12pt" fo:letter-spacing="normal" fo:font-style="italic" fo:font-weight="bold" style:font-size-asian="12pt" style:font-size-complex="12pt"/>
    </style:style>
    <style:style style:name="T77" style:family="text">
      <style:text-properties style:font-name="Times New Roman" fo:font-weight="normal" style:font-size-asian="12pt" style:font-size-complex="12pt"/>
    </style:style>
    <style:style style:name="T78" style:family="text">
      <style:text-properties style:font-name="Times New Roman" fo:font-weight="normal" style:font-size-asian="12pt" style:font-style-asian="italic" style:font-size-complex="12pt" style:font-style-complex="italic"/>
    </style:style>
    <style:style style:name="T79" style:family="text">
      <style:text-properties style:font-name="Times New Roman" fo:font-style="normal" fo:font-weight="normal" style:font-size-asian="12pt" style:font-style-asian="normal" style:font-size-complex="12pt" style:font-style-complex="normal"/>
    </style:style>
    <style:style style:name="T80" style:family="text">
      <style:text-properties style:font-name="Times New Roman" fo:font-style="normal" fo:font-weight="normal" style:font-size-asian="12pt" style:font-style-asian="normal" style:font-weight-asian="normal" style:font-size-complex="12pt" style:font-style-complex="normal" style:font-weight-complex="normal"/>
    </style:style>
    <style:style style:name="T81" style:family="text">
      <style:text-properties style:font-name="Times New Roman" fo:font-style="normal" style:font-size-asian="12pt" style:font-style-asian="normal" style:font-size-complex="12pt" style:font-style-complex="normal"/>
    </style:style>
    <style:style style:name="T82" style:family="text">
      <style:text-properties style:font-name="Times New Roman" fo:font-style="normal" fo:font-weight="bold" style:font-size-asian="12pt" style:font-style-asian="normal" style:font-weight-asian="bold" style:font-size-complex="12pt" style:font-style-complex="normal" style:font-weight-complex="bold"/>
    </style:style>
    <style:style style:name="T83" style:family="text">
      <style:text-properties fo:font-weight="bold" style:font-weight-asian="bold" style:font-weight-complex="bold"/>
    </style:style>
    <style:style style:name="T84" style:family="text">
      <style:text-properties fo:font-weight="bold" officeooo:rsid="002fcfe1" style:font-weight-asian="bold" style:font-weight-complex="bold"/>
    </style:style>
    <style:style style:name="T85" style:family="text">
      <style:text-properties officeooo:rsid="003234c6"/>
    </style:style>
    <style:style style:name="T86" style:family="text">
      <style:text-properties officeooo:rsid="00599ba2"/>
    </style:style>
    <style:style style:name="T87" style:family="text">
      <style:text-properties officeooo:rsid="005a632a"/>
    </style:style>
    <style:style style:name="T88" style:family="text">
      <style:text-properties officeooo:rsid="005c0fca"/>
    </style:style>
    <style:style style:name="T89" style:family="text">
      <style:text-properties officeooo:rsid="006341cf"/>
    </style:style>
    <style:style style:name="T90" style:family="text">
      <style:text-properties officeooo:rsid="0067c03f"/>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Слайд 1<text:line-break/>TON (The Open Network)<text:line-break/></text:p>
      <text:p text:style-name="P15">Слайд 2</text:p>
      <text:p text:style-name="P16">TON (The Open Network) — инновационный блокчейн Разработанный компанией Telegram. <text:s/>TON известен своей адаптивностью, масштабируемостью, удобством использования приложений, высокой скоростью транзакций и низкими комиссиями.</text:p>
      <text:p text:style-name="P31"/>
      <text:p text:style-name="P35">Слайд 3</text:p>
      <text:p text:style-name="P30"><text:span text:style-name="T20">TON </text:span><text:span text:style-name="T21">состоит из</text:span><text:span text:style-name="T20"> двухуровнев</text:span><text:span text:style-name="T21">ой</text:span><text:span text:style-name="T20"> систем</text:span><text:span text:style-name="T21">ы</text:span><text:span text:style-name="T20">:</text:span></text:p>
      <text:list text:style-name="L1">
        <text:list-header>
          <text:p text:style-name="P49">одной мастер-цепочки и до 232 рабочих цепочек. </text:p>
          <text:p text:style-name="P46"><text:span text:style-name="T20">Каждая рабочая цепочка - это отдельная цепочка со своими правилами. Каждая рабочая цепочка может быть дополнительно разделена на 260 сегментов </text:span><text:span text:style-name="T22">они же шардчейны</text:span><text:span text:style-name="T20">.</text:span></text:p>
          <text:p text:style-name="P49">Основная идея сегментирования в TON заключается в том, что операции могут выполняться асинхронно.</text:p>
        </text:list-header>
      </text:list>
      <text:p text:style-name="P32"/>
      <text:p text:style-name="P17">Слайд 4</text:p>
      <text:p text:style-name="P32">Мастерчейн </text:p>
      <text:p text:style-name="P23">Мастерчейн - это первичная цепочка, в которой хранится конфигурация сети и конечное состояние всех рабочих цепочек. <text:span text:style-name="T60">Можно</text:span> понимать это как то, что мастерчейн является <text:s/>единым источником истины для всех <text:span text:style-name="T61">шардов</text:span> в экосистеме. </text:p>
      <text:p text:style-name="P50">Он содержит основную информацию о протоколе, включая текущие настройки, активные рабочие цепочки и связанные цепочки сегментов. Самое главное, что он ведет учет последних хэшей блоков для всех рабочих цепочек и сегментов, обеспечивая консенсус по всей сети.</text:p>
      <text:p text:style-name="P23"><text:span text:style-name="T20"/></text:p>
      <text:p text:style-name="P18"><text:span text:style-name="T20">Слайд </text:span><text:span text:style-name="T23">5</text:span></text:p>
      <text:p text:style-name="P33">Рабочая цепочка </text:p>
      <text:p text:style-name="P51">Мастерчейн разделяется на отдельные цепочки, называемые рабочими цепочками. Рабочие цепочки - это индивидуальные блокчейны, адаптированные к определенным транзакциям или вариантам использования, работающие параллельно в сети TON.</text:p>
      <text:p text:style-name="P24"><text:span text:style-name="T20"/></text:p>
      <text:p text:style-name="P25">Слайд 6</text:p>
      <text:p text:style-name="P26"><text:span text:style-name="T83">Уникальность блокчейна</text:span><text:line-break/>При разработке блокчейна TON были приняты два ключевых решения, которые делают его уникальным среди других блокчейнов.</text:p>
      <text:p text:style-name="P26">Во-первых, TON обеспечивает динамическую сегментацию блокчейна в зависимости от загрузки сети. Когда количество транзакций увеличивается до критического уровня, блокчейн автоматически разделяется на две отдельные цепочки сегментов. Если нагрузка на одну из частей продолжает расти, она снова разделяется пополам, и этот процесс продолжается по мере необходимости. Если количество транзакций уменьшается, сегменты могут снова объединиться. Эта адаптивная модель позволяет создавать столько сегментов, сколько необходимо в данный момент времени.</text:p>
      <text:p text:style-name="P52"><text:bookmark text:name="splitting"/><text:bookmark text:name="splitting1"/>Второе решение, которое отличает TON, - это принцип нефиксированного количества сегментов. В отличие от таких систем, как Ethereum 2.0, которые поддерживают фиксированное количество шардов (64 шард), TON позволяет добавлять все больше и больше шардов в зависимости от потребностей сети, с теоретическим ограничением в 260 шардов на рабочую цепочку. Это число настолько велико, что практически не ограничено, и позволяет предоставить более 100 миллионов осколков каждому человеку на Земле.</text:p>
      <text:p text:style-name="P27"><text:soft-page-break/><text:span text:style-name="T24"/></text:p>
      <text:p text:style-name="P19"><text:span text:style-name="T24">Слайд </text:span><text:span text:style-name="T25">7</text:span></text:p>
      <text:p text:style-name="P36"><text:span text:style-name="T63">Расщепление</text:span><text:span text:style-name="T71"><text:line-break/></text:span><text:span text:style-name="T26">Когда количество транзакций в каком-то шарде растет, этот шард разделяется на два шарда. Новые шарды получают следующие идентификаторы: </text:span><text:span text:style-name="Source_20_Text"><text:span text:style-name="T27">&lt;</text:span></text:span><text:span text:style-name="Source_20_Text"><text:span text:style-name="T28">родительский</text:span></text:span><text:span text:style-name="Source_20_Text"><text:span text:style-name="T27"> prefix&gt;0</text:span></text:span><text:span text:style-name="Source_20_Text"><text:span text:style-name="T28">00</text:span></text:span><text:span text:style-name="Source_20_Text"><text:span text:style-name="T27">.</text:span></text:span><text:span text:style-name="T26">и становятся ответственными за аккаунты, начинающиеся с </text:span><text:span text:style-name="Source_20_Text"><text:span text:style-name="T27">&lt; </text:span></text:span><text:span text:style-name="Source_20_Text"><text:span text:style-name="T28">родительский</text:span></text:span><text:span text:style-name="Source_20_Text"><text:span text:style-name="T27"> prefix&gt;0</text:span></text:span><text:span text:style-name="T26">и </text:span><text:span text:style-name="Source_20_Text"><text:span text:style-name="T27">&lt; </text:span></text:span><text:span text:style-name="Source_20_Text"><text:span text:style-name="T28">родительский</text:span></text:span><text:span text:style-name="Source_20_Text"><text:span text:style-name="T27"> prefix&gt;1</text:span></text:span><text:span text:style-name="T26">соответственно. </text:span></text:p>
      <text:p text:style-name="P4"/>
      <text:p text:style-name="P20">Слайд <text:span text:style-name="T62">8</text:span></text:p>
      <text:p text:style-name="P28"><text:span text:style-name="T84">О</text:span><text:span text:style-name="T83">бъединение</text:span></text:p>
      <text:p text:style-name="P56"><text:span text:style-name="T85">Если нагрузка на шарды снизится, они могут объединиться обратно:</text:span></text:p>
      <text:p text:style-name="P56">Два шарда могут объединиться, если у них есть общий родительский элемент.</text:p>
      <text:p text:style-name="P21"><text:span text:style-name="T36"/></text:p>
      <text:p text:style-name="P21"><text:span text:style-name="T36">Слайд </text:span><text:span text:style-name="T37">9</text:span></text:p>
      <text:p text:style-name="P5">Блокчейн и его архитектура</text:p>
      <text:p text:style-name="P27"><text:span text:style-name="T29">• </text:span><text:span text:style-name="T30">ТОН </text:span><text:span text:style-name="T29">Блокчейн - это реестр переходов состояний, который может быть использован для хранения данных и кода.</text:span></text:p>
      <text:p text:style-name="P5"/>
      <text:p text:style-name="P5">• Каждый контракт имеет свое собственное хранилище и уникальный адрес. <text:span text:style-name="T44">А также в нем хранится баланс </text:span><text:span text:style-name="T46">TON </text:span><text:span text:style-name="T49">коинов и программный код.</text:span></text:p>
      <text:p text:style-name="P53"/>
      <text:p text:style-name="P5"/>
      <text:p text:style-name="P22"><text:span text:style-name="T36">Слайд </text:span><text:span text:style-name="T38">10</text:span></text:p>
      <text:p text:style-name="P6">Блокчейн ТОН работает асинхронно.<text:span text:style-name="T48"> </text:span><text:span text:style-name="T47">К</text:span><text:span text:style-name="T50">онтракт</text:span><text:span text:style-name="T48"> </text:span>не может пойти и прочитать состояние любого другого контракта и сразу же получить результат. Для этого <text:span text:style-name="T89">он</text:span> должен отправить исходящее сообщение и возможно позже он получит ответ.</text:p>
      <text:p text:style-name="P7"><text:span text:style-name="T86">А т</text:span>о, что происходит между двумя контрактами называется сообщением.</text:p>
      <text:p text:style-name="P7"/>
      <text:p text:style-name="P8"><text:span text:style-name="T36">Слайд </text:span><text:span text:style-name="T38">11</text:span><text:line-break/>Сообщение - это отправка небольшого количества монет и произвольных данных на указанный в контракте адрес. <text:span text:style-name="T51">Когда сообщение поступает на контракт оно обрабатывается кодом контракта, контракт обновляет свое состояние и отправляет новые сообщения. Все эти действия регистрируются как транзакция.</text:span></text:p>
      <text:p text:style-name="P14"/>
      <text:p text:style-name="P9"><text:span text:style-name="T36">Слайд </text:span><text:span text:style-name="T38">1</text:span><text:span text:style-name="T39">2</text:span></text:p>
      <text:p text:style-name="P14">Каждый контракт имеет свои собственные транзакции, а это значит, что у каждого контракта есть свой собственный маленький блокчейн. Это полезно <text:span text:style-name="T87">тем,</text:span> что сеть может обрабатывать и проверять транзакции независимо друг от друга.</text:p>
      <text:p text:style-name="P14"/>
      <text:p text:style-name="P10"><text:span text:style-name="T36">Слайд </text:span><text:span text:style-name="T38">1</text:span><text:span text:style-name="T40">3</text:span></text:p>
      <text:p text:style-name="P29"><text:span text:style-name="T31">Обработка транзакции в блокчейне занимает около 5-6 секунд прежде она будет зафиксирована в базовой цепочке, а затем требуется 5-6 секунд чтобы выполнить тоже самое в основной цепочке. </text:span>Общая задержка <text:span text:style-name="T52">по</text:span> одной транзакции может занять около десяти-двенадцати секунд. <text:span text:style-name="T90">Для сравнения в сети Ethereum — 13–15 секунд, а в сети биткоина 10 минут.</text:span></text:p>
      <text:p text:style-name="P48"/>
      <text:p text:style-name="P11"><text:span text:style-name="T36">Слайд </text:span><text:span text:style-name="T38">1</text:span><text:span text:style-name="T41">4</text:span></text:p>
      <text:p text:style-name="P29"><text:span text:style-name="T88">Далее сравним </text:span>принципы проектирования блокчейна на примере трех поколений блокчейнов: биткоин, эфириум и тон.</text:p>
      <text:p text:style-name="P29"/>
      <text:p text:style-name="P12"><text:soft-page-break/><text:span text:style-name="T36">Слайд </text:span><text:span text:style-name="T38">1</text:span><text:span text:style-name="T42">5</text:span></text:p>
      <text:h text:style-name="P2" text:outline-level="2">Биткойн-блокчейн</text:h>
      <text:p text:style-name="P34"><text:span text:style-name="T1">Биткойн был</text:span><text:span text:style-name="T2">  </text:span><text:span text:style-name="Strong_20_Emphasis"><text:span text:style-name="T2">первым блокчейном, разработанным для обеспечения устойчивости к цензуре цифровых денежных переводов</text:span></text:span><text:span text:style-name="T2"> . </text:span><text:span text:style-name="T1">Он использовал реестр со счетами, идентифицируемыми открытыми ключами, что позволяло переводить монеты между учетными записями.</text:span><text:span text:style-name="T70"> </text:span><text:span text:style-name="T72">Т.о. каждая транзакция в биткоине это транзакция перевода монет с одного открытого ключа на другой открытый ключ.</text:span></text:p>
      <text:p text:style-name="P13"><text:span text:style-name="T36"/></text:p>
      <text:p text:style-name="P54"><text:span text:style-name="T36">Слайд </text:span><text:span text:style-name="T38">1</text:span><text:span text:style-name="T43">6</text:span></text:p>
      <text:h text:style-name="P1" text:outline-level="2"><text:span text:style-name="T70">Ethereum -  </text:span><text:span text:style-name="T73"> </text:span><text:span text:style-name="Strong_20_Emphasis"><text:span text:style-name="T69">блокчейн второго поколения, расширил сферу применения за счет введения составных контрактов и гибкой структуры учетных записей</text:span></text:span><text:span text:style-name="T73"> </text:span></text:h>
      <text:h text:style-name="P39" text:outline-level="2">об Эфириуме, можно выделить следующие вещи:</text:h>
      <text:list text:style-name="L3">
        <text:list-item>
          <text:p text:style-name="P44">Эфириум пытается обобщить идею Биткойна и сделать его более гибким для разработчиков.</text:p>
        </text:list-item>
        <text:list-item>
          <text:p text:style-name="P44">Каждая учетная запись в Ethereum может иметь не только предикатный код, но и произвольное внутреннее хранилище.</text:p>
        </text:list-item>
        <text:list-item>
          <text:p text:style-name="P45">Учетные записи могут взаимодействовать друг с другом и синхронно отправлять сообщения другой учетной записи, точно так же, как вызов функций в одном приложении. Идеи Ethereum совместимы со многими известными инструментами и парадигмами программирования.</text:p>
          <text:p text:style-name="P42"><text:span text:style-name="T54">❗</text:span><text:span text:style-name="T55">Архитектура  </text:span><text:span text:style-name="Strong_20_Emphasis"><text:span text:style-name="T56">Ethereum очень гибка для разработчиков, но в принципе совершенно немасштабируема, поскольку предоставляет разработчику и всем контрактам доступ к глобальному хранилищу и глобальному состоянию системы.</text:span></text:span></text:p>
        </text:list-item>
      </text:list>
      <text:p text:style-name="P3"><text:span text:style-name="Strong_20_Emphasis"><text:span text:style-name="T66"/></text:span></text:p>
      <text:p text:style-name="P55"><text:span text:style-name="Strong_20_Emphasis"><text:span text:style-name="T66">Слайд </text:span></text:span><text:span text:style-name="Strong_20_Emphasis"><text:span text:style-name="T67">1</text:span></text:span><text:span text:style-name="Strong_20_Emphasis"><text:span text:style-name="T68">7</text:span></text:span></text:p>
      <text:p text:style-name="P37"><text:span text:style-name="Strong_20_Emphasis"><text:span text:style-name="T65">TON,  </text:span></text:span><text:span text:style-name="Strong_20_Emphasis"><text:span text:style-name="T69">блокчейн третьего поколения, ввел ограничения для достижения масштабируемости .</text:span></text:span></text:p>
      <text:list text:style-name="L4">
        <text:list-item>
          <text:p text:style-name="P43">Контрактам в TON не разрешено видеть глобальное состояние, они могут видеть только свое собственное состояние.</text:p>
        </text:list-item>
        <text:list-item>
          <text:p text:style-name="P43">Единственный способ взаимодействия контрактов с другими контрактами — это асинхронная передача сообщений.</text:p>
        </text:list-item>
        <text:list-item>
          <text:p text:style-name="P41"><text:span text:style-name="Strong_20_Emphasis"><text:span text:style-name="T53">Каждый раз, когда вы совершаете транзакцию в контракте, эта транзакция на 100% независима от другой транзакции в отдельном контракте, и они могут обрабатываться в любом порядке.</text:span></text:span></text:p>
        </text:list-item>
      </text:list>
      <text:h text:style-name="P40" text:outline-level="2"><text:soft-page-break/>Заключение</text:h>
      <text:p text:style-name="P38"><text:span text:style-name="Emphasis"><text:span text:style-name="T34">Подводя итог, можно сказать, что эволюция блокчейнов продвинулась от простого, но эффектного дизайна Биткойна к расширенной функциональности Эфириума, которая столкнулась с ограничениями масштабируемости. TON, как блокчейн третьего поколения, устранил эти ограничения посредством инновационных ограничений </text:span></text:span><text:span text:style-name="Emphasis"><text:span text:style-name="T35">и</text:span></text:span><text:span text:style-name="Emphasis"><text:span text:style-name="T34"> масштабируемых функций.  </text:span></text:span><text:span text:style-name="Strong_20_Emphasis"><text:span text:style-name="T34">Этот новый подход открыл путь к бесконечным возможностям масштабирования, обеспечивая при этом безопасность и эффективность операций блокчейна.</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style:font-face style:name="var ifm-font-family-monospace" svg:font-family="'var ifm-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1.5pt" style:font-size-asian="71.5pt"/>
    </style:style>
    <style:style style:name="Текст_20_А0" style:display-name="Текст А0" style:family="paragraph" style:parent-style-name="A4">
      <style:text-properties style:font-name="Noto Sans" fo:font-family="'Noto Sans'"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Примечания"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14:38:04.408000000</meta:creation-date>
    <dc:date>2024-06-12T18:15:26.893000000</dc:date>
    <meta:editing-duration>P1DT2H30M</meta:editing-duration>
    <meta:editing-cycles>60</meta:editing-cycles>
    <meta:generator>LibreOffice/24.2.0.3$Windows_X86_64 LibreOffice_project/da48488a73ddd66ea24cf16bbc4f7b9c08e9bea1</meta:generator>
    <meta:document-statistic meta:table-count="0" meta:image-count="0" meta:object-count="0" meta:page-count="4" meta:paragraph-count="56" meta:word-count="913" meta:character-count="6768" meta:non-whitespace-character-count="5904"/>
  </office:meta>
</office:document-meta>
</file>